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a798d" officeooo:paragraph-rsid="001a798d"/>
    </style:style>
    <style:style style:name="P2" style:family="paragraph" style:parent-style-name="Text_20_body">
      <style:text-properties officeooo:rsid="001cf198" officeooo:paragraph-rsid="001cf198"/>
    </style:style>
    <style:style style:name="P3" style:family="paragraph" style:parent-style-name="Text_20_body">
      <style:text-properties officeooo:rsid="001d4922" officeooo:paragraph-rsid="001d4922"/>
    </style:style>
    <style:style style:name="P4" style:family="paragraph" style:parent-style-name="Text_20_body">
      <style:text-properties officeooo:rsid="001e4228" officeooo:paragraph-rsid="0023985c"/>
    </style:style>
    <style:style style:name="T1" style:family="text">
      <style:text-properties officeooo:rsid="001af1f8"/>
    </style:style>
    <style:style style:name="T2" style:family="text">
      <style:text-properties officeooo:rsid="001e20bf"/>
    </style:style>
    <style:style style:name="T3" style:family="text">
      <style:text-properties officeooo:rsid="001fdcf6"/>
    </style:style>
    <style:style style:name="T4" style:family="text">
      <style:text-properties officeooo:rsid="002098fb"/>
    </style:style>
    <style:style style:name="T5" style:family="text">
      <style:text-properties officeooo:rsid="0021a21b"/>
    </style:style>
    <style:style style:name="T6" style:family="text">
      <style:text-properties officeooo:rsid="002398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lan zum Combi Modell trainieren:</text:h>
      <text:p text:style-name="P1">Parameter von Combi :</text:p>
      <text:p text:style-name="P1">modell: linear, xgboost, nn</text:p>
      <text:p text:style-name="P1">randomseed: <text:span text:style-name="T3">18, 20, 22</text:span></text:p>
      <text:p text:style-name="P2">meta modell: genau eine konfiguration</text:p>
      <text:p text:style-name="P3">fasttext modell: <text:span text:style-name="T2">top 3 konfigurationen</text:span></text:p>
      <text:p text:style-name="P3"/>
      <text:p text:style-name="P4">3*3*3= 27 * <text:span text:style-name="T4">4 = </text:span><text:span text:style-name="T5">108</text:span></text:p>
      <text:p text:style-name="P4"/>
      <text:p text:style-name="P4"><text:span text:style-name="T6">wie mache ich das am besten?</text:span></text:p>
      <text:p text:style-name="P4"><text:span text:style-name="T6">Ich muss 4 mal einzeln dinge laufen lassen</text:span><text:span text:style-name="T4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1T11:59:54.691000000</meta:creation-date>
    <dc:date>2022-04-11T12:12:46.814000000</dc:date>
    <meta:editing-duration>PT12M46S</meta:editing-duration>
    <meta:editing-cycles>1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9" meta:word-count="47" meta:character-count="268" meta:non-whitespace-character-count="229"/>
  </office:meta>
</office:document-meta>
</file>